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e10" officeooo:paragraph-rsid="0001fe10"/>
    </style:style>
    <style:style style:name="T1" style:family="text">
      <style:text-properties officeooo:rsid="00037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 a file for git. <text:span text:style-name="T1">Modifi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06:14.135027980</meta:creation-date>
    <dc:date>2020-02-18T18:12:54.779922527</dc:date>
    <meta:editing-duration>PT6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29" meta:non-whitespace-character-count="24"/>
  </office:meta>
</office:document-meta>
</file>